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1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1.9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7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42cm" fo:min-width="2.86cm"/>
      <style:paragraph-properties style:writing-mode="lr-tb"/>
    </style:style>
    <style:style style:name="gr7" style:family="graphic" style:parent-style-name="standard">
      <style:graphic-properties draw:marker-start="Стилі_20_стрілок_20_1" draw:marker-start-width="0.3cm" draw:marker-end="Стилі_20_стрілок_20_2" draw:marker-end-width="0.3cm" draw:textarea-vertical-align="middle"/>
    </style:style>
    <style:style style:name="gr8" style:family="graphic" style:parent-style-name="objectwithoutfill">
      <style:graphic-properties draw:marker-end="Стилі_20_стрілок_20_3" draw:marker-end-width="0.3cm" draw:fill="none" draw:textarea-vertical-align="middle"/>
    </style:style>
    <style:style style:name="gr9" style:family="graphic" style:parent-style-name="objectwithoutfill">
      <style:graphic-properties draw:marker-end="Стилі_20_стрілок_20_5" draw:marker-end-width="0.3cm" draw:fill="none" draw:textarea-vertical-align="middle"/>
    </style:style>
    <style:style style:name="gr10" style:family="graphic" style:parent-style-name="objectwithoutfill">
      <style:graphic-properties draw:marker-end="Стилі_20_стрілок_20_6" draw:marker-end-width="0.3cm" draw:fill="none" draw:textarea-vertical-align="middle"/>
    </style:style>
    <style:style style:name="gr11" style:family="graphic" style:parent-style-name="objectwithoutfill">
      <style:graphic-properties draw:marker-end="Стилі_20_стрілок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cm" fo:min-width="4.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4" style:family="graphic" style:parent-style-name="standard">
      <style:graphic-properties draw:marker-start="Стилі_20_стрілок_20_8" draw:marker-start-width="0.3cm" draw:marker-end="Стилі_20_стрілок_20_9" draw:marker-end-width="0.3cm" draw:textarea-vertical-align="middle"/>
    </style:style>
    <style:style style:name="gr15" style:family="graphic" style:parent-style-name="objectwithoutfill">
      <style:graphic-properties draw:marker-end="Стилі_20_стрілок_20_10" draw:marker-end-width="0.3cm" draw:fill="none" draw:textarea-vertical-align="middle"/>
    </style:style>
    <style:style style:name="gr16" style:family="graphic" style:parent-style-name="standard">
      <style:graphic-properties draw:marker-start="Стилі_20_стрілок_20_12" draw:marker-start-width="0.3cm" draw:marker-end="Стилі_20_стрілок_20_13" draw:marker-end-width="0.3cm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18" style:family="graphic" style:parent-style-name="objectwithoutfill">
      <style:graphic-properties draw:marker-end="Стилі_20_стрілок_20_14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7.75cm" fo:min-width="6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name="Django" draw:style-name="gr1" draw:text-style-name="P1" draw:layer="layout" svg:width="14cm" svg:height="3.5cm" svg:x="3.5cm" svg:y="6.25cm">
          <text:p text:style-name="P1">Django-Online-Shop (Projec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25cm" svg:x="2.5cm" svg:y="18.5cm">
          <text:p text:style-name="P1">Catalog (App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.75cm" svg:y="23.5cm">
          <text:p text:style-name="P1">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cm" svg:height="2cm" svg:x="6.25cm" svg:y="23.5cm">
          <text:p text:style-name="P1">Cata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cm" svg:height="2.25cm" svg:x="11.5cm" svg:y="1.75cm">
          <text:p text:style-name="P1">PostgreSQL (Database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75cm" svg:height="2.25cm" svg:x="11.75cm" svg:y="23.5cm">
          <text:p text:style-name="P1">Mod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cm" svg:y1="4.25cm" svg:x2="13.25cm" svg:y2="6cm">
          <text:p/>
        </draw:line>
        <draw:line draw:style-name="gr8" draw:text-style-name="P3" draw:layer="layout" svg:x1="6cm" svg:y1="10cm" svg:x2="5.25cm" svg:y2="17.75cm">
          <text:p/>
        </draw:line>
        <draw:line draw:style-name="gr9" draw:text-style-name="P3" draw:layer="layout" svg:x1="14cm" svg:y1="23cm" svg:x2="14cm" svg:y2="21.25cm">
          <text:p/>
        </draw:line>
        <draw:line draw:style-name="gr10" draw:text-style-name="P3" draw:layer="layout" svg:x1="7.5cm" svg:y1="22.25cm" svg:x2="8cm" svg:y2="23.25cm">
          <text:p/>
        </draw:line>
        <draw:line draw:style-name="gr11" draw:text-style-name="P3" draw:layer="layout" svg:x1="4.5cm" svg:y1="22cm" svg:x2="4.25cm" svg:y2="23.25cm">
          <text:p/>
        </draw:line>
        <draw:custom-shape draw:style-name="gr12" draw:text-style-name="P1" draw:layer="layout" svg:width="5.25cm" svg:height="2.25cm" svg:x="1.5cm" svg:y="1.75cm">
          <text:p text:style-name="P1">Admin-panel (Built-in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cm" svg:height="3cm" svg:x="10.5cm" svg:y="13.25cm">
          <text:p text:style-name="P1">User-Account (App) — Generic + Sessions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.5cm" svg:y1="4.25cm" svg:x2="8.5cm" svg:y2="5.75cm">
          <text:p/>
        </draw:line>
        <draw:line draw:style-name="gr15" draw:text-style-name="P3" draw:layer="layout" svg:x1="16.5cm" svg:y1="10.25cm" svg:x2="14.75cm" svg:y2="12.75cm">
          <text:p/>
        </draw:line>
        <draw:line draw:style-name="gr16" draw:text-style-name="P2" draw:layer="layout" svg:x1="10.5cm" svg:y1="24.5cm" svg:x2="11.5cm" svg:y2="24.5cm">
          <text:p/>
        </draw:line>
        <draw:custom-shape draw:style-name="gr17" draw:text-style-name="P2" draw:layer="layout" svg:width="5.5cm" svg:height="2.5cm" svg:x="10.75cm" svg:y="18.25cm">
          <text:p text:style-name="P2">Cart based on Sessions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75cm" svg:y1="17.75cm" svg:x2="13.75cm" svg:y2="16.5cm">
          <text:p/>
        </draw:line>
        <draw:custom-shape draw:style-name="gr19" draw:text-style-name="P3" draw:layer="layout" svg:width="6.5cm" svg:height="8cm" svg:x="10.25cm" svg:y="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і_20_стрілок_20_1" draw:display-name="Стилі стрілок 1" svg:viewBox="0 0 20 20" svg:d="M0 20l10-20 10 20z"/>
    <draw:marker draw:name="Стилі_20_стрілок_20_10" draw:display-name="Стилі стрілок 10" svg:viewBox="0 0 20 20" svg:d="M0 20l10-20 10 20z"/>
    <draw:marker draw:name="Стилі_20_стрілок_20_11" draw:display-name="Стилі стрілок 11" svg:viewBox="0 0 20 20" svg:d="M0 20l10-20 10 20z"/>
    <draw:marker draw:name="Стилі_20_стрілок_20_12" draw:display-name="Стилі стрілок 12" svg:viewBox="0 0 20 20" svg:d="M0 20l10-20 10 20z"/>
    <draw:marker draw:name="Стилі_20_стрілок_20_13" draw:display-name="Стилі стрілок 13" svg:viewBox="0 0 20 20" svg:d="M0 20l10-20 10 20z"/>
    <draw:marker draw:name="Стилі_20_стрілок_20_14" draw:display-name="Стилі стрілок 14" svg:viewBox="0 0 20 20" svg:d="M0 20l10-20 10 20z"/>
    <draw:marker draw:name="Стилі_20_стрілок_20_2" draw:display-name="Стилі стрілок 2" svg:viewBox="0 0 20 20" svg:d="M0 20l10-20 10 20z"/>
    <draw:marker draw:name="Стилі_20_стрілок_20_3" draw:display-name="Стилі стрілок 3" svg:viewBox="0 0 20 20" svg:d="M0 20l10-20 10 20z"/>
    <draw:marker draw:name="Стилі_20_стрілок_20_4" draw:display-name="Стилі стрілок 4" svg:viewBox="0 0 20 20" svg:d="M0 20l10-20 10 20z"/>
    <draw:marker draw:name="Стилі_20_стрілок_20_5" draw:display-name="Стилі стрілок 5" svg:viewBox="0 0 20 20" svg:d="M0 20l10-20 10 20z"/>
    <draw:marker draw:name="Стилі_20_стрілок_20_6" draw:display-name="Стилі стрілок 6" svg:viewBox="0 0 20 20" svg:d="M0 20l10-20 10 20z"/>
    <draw:marker draw:name="Стилі_20_стрілок_20_7" draw:display-name="Стилі стрілок 7" svg:viewBox="0 0 20 20" svg:d="M0 20l10-20 10 20z"/>
    <draw:marker draw:name="Стилі_20_стрілок_20_8" draw:display-name="Стилі стрілок 8" svg:viewBox="0 0 20 20" svg:d="M0 20l10-20 10 20z"/>
    <draw:marker draw:name="Стилі_20_стрілок_20_9" draw:display-name="Стилі стрі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9T09:23:59.898672603</meta:creation-date>
    <dc:date>2021-11-24T11:36:50.329860727</dc:date>
    <meta:editing-duration>PT7H14M18S</meta:editing-duration>
    <meta:editing-cycles>2</meta:editing-cycles>
    <meta:generator>LibreOffice/7.2.2.2$Linux_X86_64 LibreOffice_project/02b2acce88a210515b4a5bb2e46cbfb63fe97d56</meta:generator>
    <meta:document-statistic meta:object-count="19"/>
  </office:meta>
</office:document-meta>
</file>